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sub>
                    <mi>A</mi>
                    <mi>N</mi>
                  </msub>
                </mrow>
                <mo stretchy="false">∣</mo>
                <mrow>
                  <msub>
                    <mo stretchy="false">ψ</mo>
                    <mi>N</mi>
                  </msub>
                </mrow>
              </mrow>
            </mfenced>
            <mrow>
              <mi/>
              <mover>
                <mo stretchy="false">=</mo>
                <mtext>!</mtext>
              </mover>
              <mi/>
            </mrow>
            <mfenced open="〈" close="〉">
              <mrow>
                <mrow>
                  <msub>
                    <mi>P</mi>
                    <mrow>
                      <mi mathvariant="italic">ij</mi>
                    </mrow>
                  </msub>
                  <mi/>
                  <msub>
                    <mo stretchy="false">ϕ</mo>
                    <mi>N</mi>
                  </msub>
                </mrow>
                <mo stretchy="false">∣</mo>
                <mrow>
                  <msub>
                    <mi>A</mi>
                    <mi>N</mi>
                  </msub>
                </mrow>
                <mo stretchy="false">∣</mo>
                <mrow>
                  <msub>
                    <mi>P</mi>
                    <mrow>
                      <mi mathvariant="italic">ij</mi>
                    </mrow>
                  </msub>
                  <mi/>
                  <msub>
                    <mo stretchy="false">ψ</mo>
                    <mi>N</mi>
                  </msub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subsup>
                    <mi>P</mi>
                    <mrow>
                      <mi mathvariant="italic">ij</mi>
                    </mrow>
                    <mo stretchy="false">†</mo>
                  </msubsup>
                  <mi/>
                  <msub>
                    <mi>A</mi>
                    <mi>N</mi>
                  </msub>
                  <mi/>
                  <msub>
                    <mi>P</mi>
                    <mrow>
                      <mi mathvariant="italic">ij</mi>
                    </mrow>
                  </msub>
                </mrow>
                <mo stretchy="false">∣</mo>
                <mrow>
                  <msub>
                    <mo stretchy="false">ψ</mo>
                    <mi>N</mi>
                  </msub>
                </mrow>
              </mrow>
            </mfenced>
          </mrow>
        </mtd>
      </mtr>
      <mtr>
        <mtd>
          <mrow>
            <mtext>denn </mtext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sub>
                    <mi>A</mi>
                    <mi>N</mi>
                  </msub>
                </mrow>
                <mo stretchy="false">∣</mo>
                <mrow>
                  <msub>
                    <mo stretchy="false">ψ</mo>
                    <mi>N</mi>
                  </msub>
                </mrow>
              </mrow>
            </mfenced>
            <mrow>
              <mi/>
              <mo stretchy="false">=</mo>
              <mi/>
            </mrow>
            <mfrac>
              <mn>1</mn>
              <mn>4</mn>
            </mfrac>
            <mi/>
            <mrow>
              <mo stretchy="true">{</mo>
              <mrow>
                <mfenced open="〈" close="〉">
                  <mrow>
                    <mrow>
                      <msub>
                        <mo stretchy="false">ϕ</mo>
                        <mi>N</mi>
                      </msub>
                      <mrow>
                        <mi/>
                        <mo stretchy="false">+</mo>
                        <mi/>
                      </mrow>
                      <msub>
                        <mo stretchy="false">ψ</mo>
                        <mi>N</mi>
                      </msub>
                    </mrow>
                    <mo stretchy="false">∣</mo>
                    <mrow>
                      <msub>
                        <mi>A</mi>
                        <mi>N</mi>
                      </msub>
                    </mrow>
                    <mo stretchy="false">∣</mo>
                    <mrow>
                      <msub>
                        <mo stretchy="false">ϕ</mo>
                        <mi>N</mi>
                      </msub>
                      <mrow>
                        <mi/>
                        <mo stretchy="false">+</mo>
                        <mi/>
                      </mrow>
                      <msub>
                        <mo stretchy="false">ψ</mo>
                        <mi>N</mi>
                      </msub>
                    </mrow>
                  </mrow>
                </mfenced>
                <mrow>
                  <mi/>
                  <mo stretchy="false">−</mo>
                  <mi/>
                </mrow>
                <mfenced open="〈" close="〉">
                  <mrow>
                    <mrow>
                      <msub>
                        <mo stretchy="false">ϕ</mo>
                        <mi>N</mi>
                      </msub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i>N</mi>
                      </msub>
                    </mrow>
                    <mo stretchy="false">∣</mo>
                    <mrow>
                      <msub>
                        <mi>A</mi>
                        <mi>N</mi>
                      </msub>
                    </mrow>
                    <mo stretchy="false">∣</mo>
                    <mrow>
                      <msub>
                        <mo stretchy="false">ϕ</mo>
                        <mi>N</mi>
                      </msub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i>N</mi>
                      </msub>
                    </mrow>
                  </mrow>
                </mfenced>
                <mrow>
                  <mi/>
                  <mo stretchy="false">+</mo>
                  <mi/>
                </mrow>
              </mrow>
            </mrow>
          </mrow>
        </mtd>
      </mtr>
      <mtr>
        <mtd>
          <mrow>
            <mrow>
              <mrow>
                <mrow>
                  <mi/>
                  <mo stretchy="false">+</mo>
                  <mi/>
                </mrow>
                <mtext>i</mtext>
                <mi/>
                <mfenced open="〈" close="〉">
                  <mrow>
                    <mrow>
                      <msub>
                        <mo stretchy="false">ϕ</mo>
                        <mi>N</mi>
                      </msub>
                      <mrow>
                        <mi/>
                        <mo stretchy="false">−</mo>
                        <mi/>
                      </mrow>
                      <mtext>i</mtext>
                      <msub>
                        <mo stretchy="false">ψ</mo>
                        <mi>N</mi>
                      </msub>
                    </mrow>
                    <mo stretchy="false">∣</mo>
                    <mrow>
                      <msub>
                        <mi>A</mi>
                        <mi>N</mi>
                      </msub>
                    </mrow>
                    <mo stretchy="false">∣</mo>
                    <mrow>
                      <msub>
                        <mo stretchy="false">ϕ</mo>
                        <mi>N</mi>
                      </msub>
                      <mrow>
                        <mi/>
                        <mo stretchy="false">−</mo>
                        <mi/>
                      </mrow>
                      <mtext>i</mtext>
                      <msub>
                        <mo stretchy="false">ψ</mo>
                        <mi>N</mi>
                      </msub>
                    </mrow>
                  </mrow>
                </mfenced>
                <mrow>
                  <mi/>
                  <mo stretchy="false">−</mo>
                  <mi/>
                </mrow>
                <mtext>i</mtext>
                <mi/>
                <mfenced open="〈" close="〉">
                  <mrow>
                    <mrow>
                      <msub>
                        <mo stretchy="false">ϕ</mo>
                        <mi>N</mi>
                      </msub>
                      <mrow>
                        <mi/>
                        <mo stretchy="false">+</mo>
                        <mi/>
                      </mrow>
                      <mtext>i</mtext>
                      <msub>
                        <mo stretchy="false">ψ</mo>
                        <mi>N</mi>
                      </msub>
                    </mrow>
                    <mo stretchy="false">∣</mo>
                    <mrow>
                      <msub>
                        <mi>A</mi>
                        <mi>N</mi>
                      </msub>
                    </mrow>
                    <mo stretchy="false">∣</mo>
                    <mrow>
                      <msub>
                        <mo stretchy="false">ϕ</mo>
                        <mi>N</mi>
                      </msub>
                      <mrow>
                        <mi/>
                        <mo stretchy="false">+</mo>
                        <mi/>
                      </mrow>
                      <mtext>i</mtext>
                      <msub>
                        <mo stretchy="false">ψ</mo>
                        <mi>N</mi>
                      </msub>
                    </mrow>
                  </mrow>
                </mfenced>
              </mrow>
              <mo stretchy="true">}</mo>
            </mrow>
          </mrow>
        </mtd>
      </mtr>
      <mtr>
        <mtd>
          <mrow>
            <mtext>Also gilt: </mtext>
            <msub>
              <mi>A</mi>
              <mi>N</mi>
            </msub>
            <mrow>
              <mi/>
              <mo stretchy="false">=</mo>
              <mi/>
            </mrow>
            <msubsup>
              <mi>P</mi>
              <mrow>
                <mi mathvariant="italic">ij</mi>
              </mrow>
              <mo stretchy="false">†</mo>
            </msubsup>
            <mi/>
            <msub>
              <mi>A</mi>
              <mi>N</mi>
            </msub>
            <mi/>
            <msub>
              <mi>P</mi>
              <mrow>
                <mi mathvariant="italic">ij</mi>
              </mrow>
            </msub>
          </mrow>
        </mtd>
      </mtr>
      <mtr>
        <mtd>
          <mrow>
            <mo stretchy="false">⇒</mo>
            <mi/>
            <msub>
              <mi>P</mi>
              <mrow>
                <mi mathvariant="italic">ij</mi>
              </mrow>
            </msub>
            <mi/>
            <msub>
              <mi>A</mi>
              <mi>N</mi>
            </msub>
            <mrow>
              <mi/>
              <mo stretchy="false">=</mo>
              <mi/>
            </mrow>
            <msub>
              <mi>P</mi>
              <mrow>
                <mi mathvariant="italic">ij</mi>
              </mrow>
            </msub>
            <mi/>
            <msubsup>
              <mi>P</mi>
              <mrow>
                <mi mathvariant="italic">ij</mi>
              </mrow>
              <mo stretchy="false">†</mo>
            </msubsup>
            <mi/>
            <msub>
              <mi>A</mi>
              <mi>N</mi>
            </msub>
            <mi/>
            <msub>
              <mi>P</mi>
              <mrow>
                <mi mathvariant="italic">ij</mi>
              </mrow>
            </msub>
          </mrow>
        </mtd>
      </mtr>
      <mtr>
        <mtd>
          <mrow>
            <mtext>mit </mtext>
            <mi/>
            <msubsup>
              <mi>P</mi>
              <mrow>
                <mi mathvariant="italic">ij</mi>
              </mrow>
              <mn>2</mn>
            </msubsup>
            <mrow>
              <mi/>
              <mo stretchy="false">=</mo>
              <mi/>
            </mrow>
            <msub>
              <mrow>
                <mstyle mathvariant="bold">
                  <mrow>
                    <mn>1</mn>
                  </mrow>
                </mstyle>
              </mrow>
              <mi>N</mi>
            </msub>
            <mi/>
            <mo stretchy="false">⇔</mo>
            <mi/>
            <msub>
              <mi>P</mi>
              <mrow>
                <mi mathvariant="italic">ij</mi>
              </mrow>
            </msub>
            <mrow>
              <mi/>
              <mo stretchy="false">=</mo>
              <mi/>
            </mrow>
            <msubsup>
              <mi>P</mi>
              <mrow>
                <mi mathvariant="italic">ij</mi>
              </mrow>
              <mrow>
                <mrow>
                  <mo stretchy="false">−</mo>
                  <mn>1</mn>
                </mrow>
              </mrow>
            </msubsup>
            <mi/>
            <mtext> sowie </mtext>
            <mi/>
            <msub>
              <mi>P</mi>
              <mrow>
                <mi mathvariant="italic">ij</mi>
              </mrow>
            </msub>
            <mrow>
              <mi/>
              <mo stretchy="false">=</mo>
              <mi/>
            </mrow>
            <msubsup>
              <mi>P</mi>
              <mrow>
                <mi mathvariant="italic">ij</mi>
              </mrow>
              <mrow>
                <mrow>
                  <mo stretchy="false">−</mo>
                  <mn>1</mn>
                </mrow>
              </mrow>
            </msubsup>
            <mrow>
              <mi/>
              <mo stretchy="false">=</mo>
              <mi/>
            </mrow>
            <msubsup>
              <mi>P</mi>
              <mrow>
                <mi mathvariant="italic">ij</mi>
              </mrow>
              <mo stretchy="false">†</mo>
            </msubsup>
          </mrow>
        </mtd>
      </mtr>
      <mtr>
        <mtd>
          <mrow>
            <mo stretchy="false">⇒</mo>
            <mi/>
            <msub>
              <mi>P</mi>
              <mrow>
                <mi mathvariant="italic">ij</mi>
              </mrow>
            </msub>
            <mi/>
            <msub>
              <mi>A</mi>
              <mi>N</mi>
            </msub>
            <mrow>
              <mi/>
              <mo stretchy="false">=</mo>
              <mi/>
            </mrow>
            <msub>
              <mi>A</mi>
              <mi>N</mi>
            </msub>
            <mi/>
            <msub>
              <mi>P</mi>
              <mrow>
                <mi mathvariant="italic">ij</mi>
              </mrow>
            </msub>
            <mi/>
            <mo stretchy="false">⇒</mo>
            <mi/>
            <msub>
              <mi>P</mi>
              <mrow>
                <mi mathvariant="italic">ij</mi>
              </mrow>
            </msub>
            <mi/>
            <msub>
              <mi>A</mi>
              <mi>N</mi>
            </msub>
            <mrow>
              <mi/>
              <mo stretchy="false">−</mo>
              <mi/>
            </mrow>
            <msub>
              <mi>A</mi>
              <mi>N</mi>
            </msub>
            <mi/>
            <msub>
              <mi>P</mi>
              <mrow>
                <mi mathvariant="italic">ij</mi>
              </mrow>
            </msub>
            <mrow>
              <mi/>
              <mo stretchy="false">=</mo>
              <mi/>
            </mrow>
            <msub>
              <mfenced open="[" close="]">
                <mrow>
                  <msub>
                    <mi>P</mi>
                    <mrow>
                      <mi mathvariant="italic">ij</mi>
                    </mrow>
                  </msub>
                  <mi>,</mi>
                  <msub>
                    <mi>A</mi>
                    <mi>N</mi>
                  </msub>
                </mrow>
              </mfenced>
              <mrow>
                <mrow>
                  <mo stretchy="false">−</mo>
                  <mi/>
                </mrow>
              </mrow>
            </msub>
            <mrow>
              <mi/>
              <mo stretchy="false">=</mo>
              <mi/>
            </mrow>
            <mn>0</mn>
          </mrow>
        </mtd>
      </mtr>
    </mtable>
    <annotation encoding="StarMath 5.0">left langle 
 %iphi _N mline 
 A _N mline
 %ipsi _N 
right rangle ~= csup "!"~ 

left langle 
 P _{ij} ` %iphi _N mline 
 A _N mline
 P _{ij} ` %ipsi _N 
right rangle ~=~

left langle 
 %iphi _N mline 
 P _{ij} ^%Ux2020 ` A _N ` P _{ij} mline
 %ipsi _N 
right rangle 
newline 

"denn " 

left langle 
 %iphi _N mline 
 A _N mline
 %ipsi _N 
right rangle ~=~ 1 over 4 ` 

left lbrace 
 left langle 
  %iphi _N `+` %ipsi _N mline 
  A _N mline
  %iphi _N `+` %ipsi _N 
 right rangle 
 ~-~ 
 left langle 
  %iphi _N `-` %ipsi _N mline 
  A _N mline
  %iphi _N `-` %ipsi _N 
 right rangle 
 ~+`
right none newline 

left none ~~~~~~~~~~~~~~~~~~~``+~ 
 "i" ` 
 left langle 
  %iphi _N `-` "i" %ipsi _N mline 
  A _N mline
  %iphi _N `-` "i" %ipsi _N 
 right rangle 
 ~-~ 
 "i" ` 
 left langle 
  %iphi _N `+` "i" %ipsi _N mline 
  A _N mline
  %iphi _N `+` "i" %ipsi _N 
 right rangle 
right rbrace 
newline 

"Also gilt: " A _N ~=~ P _{ij} ^%Ux2020 ` A _N ` P _{ij} newline 

drarrow~ P _{ij} ` A _N ~=~ P _{ij} ` P _{ij} ^%Ux2020 ` A _N ` P _{ij} 

newline alignr 
"mit "~ P _{ij} ^2 ~=~ {bold 1} _N ~dlrarrow~ P _{ij} ~=~ P _{ij}^{-1} 
~" sowie "~
P _{ij} ~=~ P _{ij}^{-1} ~=~ P _{ij} ^%Ux2020 

newline 
drarrow~ P _{ij} ` A _N ~=~  A _N ` P _{ij} ~drarrow~ 
P _{ij} ` A _N ~-~  A _N ` P _{ij} ~=~ 
left [ 
 P _{ij} , A _N 
right ] _{-`}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7:08:02.664000000</meta:creation-date>
    <meta:generator>LibreOffice/4.1.4.2$Windows_x86 LibreOffice_project/0a0440ccc0227ad9829de5f46be37cfb6edcf72</meta:generator>
  </office:meta>
</office:document-meta>
</file>